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' Implementations of the Stack and Queue data structures'</text:p>
      <text:p text:style-name="Standard"></text:p>
      <text:p text:style-name="Standard">class Stack:</text:p>
      <text:p text:style-name="Standard"><text:s text:c="4"/>'''Stack() -&gt; new empty Stack object</text:p>
      <text:p text:style-name="Standard"><text:s text:c="4"/></text:p>
      <text:p text:style-name="Standard"><text:s text:c="4"/>The Stack is a linear structure having LIFO(Last In - First Out) access</text:p>
      <text:p text:style-name="Standard"><text:s text:c="4"/>'''</text:p>
      <text:p text:style-name="Standard"></text:p>
      <text:p text:style-name="Standard"><text:s text:c="4"/>def __init__(self):</text:p>
      <text:p text:style-name="Standard"><text:s text:c="8"/>'Constructor'</text:p>
      <text:p text:style-name="Standard"><text:s text:c="8"/>self._data = []</text:p>
      <text:p text:style-name="Standard"></text:p>
      <text:p text:style-name="Standard"><text:s text:c="4"/>def push(self, item):</text:p>
      <text:p text:style-name="Standard"><text:s text:c="8"/>'''Put 'item' at top of Stack</text:p>
      <text:p text:style-name="Standard"><text:s text:c="8"/></text:p>
      <text:p text:style-name="Standard"><text:s text:c="8"/>Precondition: a data item must be provided</text:p>
      <text:p text:style-name="Standard"><text:s text:c="8"/>Postcondition: 'item' is placed at the top of the Stack;</text:p>
      <text:p text:style-name="Standard"><text:s text:c="24"/>no value is returned;</text:p>
      <text:p text:style-name="Standard"><text:s text:c="24"/>state of the Stack is changed</text:p>
      <text:p text:style-name="Standard"><text:s text:c="8"/>'''</text:p>
      <text:p text:style-name="Standard"><text:s text:c="8"/>self._data.append(item)</text:p>
      <text:p text:style-name="Standard"></text:p>
      <text:p text:style-name="Standard"><text:s text:c="4"/>def pop(self):</text:p>
      <text:p text:style-name="Standard"><text:s text:c="8"/>'''Remove and return the value at the top of the Stack</text:p>
      <text:p text:style-name="Standard"><text:s text:c="8"/></text:p>
      <text:p text:style-name="Standard"><text:s text:c="8"/>Precondition: Stack must not be empty</text:p>
      <text:p text:style-name="Standard"><text:s text:c="8"/>Postcondition: The item at the top of the Stack is removed and</text:p>
      <text:p text:style-name="Standard"><text:s text:c="23"/>its value is returned as the value of the function;</text:p>
      <text:p text:style-name="Standard"><text:s text:c="23"/>state of the Stack is changed;</text:p>
      <text:p text:style-name="Standard"><text:s text:c="23"/>If Stack is empty, raises the IndexError exception</text:p>
      <text:p text:style-name="Standard"><text:s text:c="8"/>'''</text:p>
      <text:p text:style-name="Standard"><text:s text:c="8"/>return self._data.pop()</text:p>
      <text:p text:style-name="Standard"></text:p>
      <text:p text:style-name="Standard"><text:s text:c="4"/>def clear(self):</text:p>
      <text:p text:style-name="Standard"><text:s text:c="8"/>'''Remove all items from Stack</text:p>
      <text:p text:style-name="Standard"><text:s text:c="8"/></text:p>
      <text:p text:style-name="Standard"><text:s text:c="8"/>Precondition: <text:s/>None</text:p>
      <text:p text:style-name="Standard"><text:s text:c="8"/>Postcondition: <text:s/>The Stack is empty</text:p>
      <text:p text:style-name="Standard"><text:s text:c="8"/>'''</text:p>
      <text:p text:style-name="Standard"><text:s text:c="8"/>self._data = []</text:p>
      <text:p text:style-name="Standard"></text:p>
      <text:p text:style-name="Standard"><text:s text:c="4"/>def is_empty(self):</text:p>
      <text:p text:style-name="Standard"><text:s text:c="8"/>'''True if Stack is empty</text:p>
      <text:p text:style-name="Standard"><text:s text:c="8"/></text:p>
      <text:p text:style-name="Standard"><text:s text:c="8"/>Precondition: None</text:p>
      <text:p text:style-name="Standard"><text:s text:c="8"/>Postcondition: Returns True if Stack is empty, else False;</text:p>
      <text:p text:style-name="Standard"><text:s text:c="23"/>state of Stack is unaltered</text:p>
      <text:p text:style-name="Standard"><text:s text:c="8"/>'''</text:p>
      <text:p text:style-name="Standard"><text:s text:c="8"/>return len(self._data) == 0</text:p>
      <text:p text:style-name="Standard"><text:soft-page-break/></text:p>
      <text:p text:style-name="Standard"><text:s text:c="4"/>def top(self):</text:p>
      <text:p text:style-name="Standard"><text:s text:c="8"/>'''Return the value of the item at top of Stack</text:p>
      <text:p text:style-name="Standard"><text:s text:c="8"/></text:p>
      <text:p text:style-name="Standard"><text:s text:c="8"/>Purpose: <text:s/>Returns the value of the item at the top of the Stack</text:p>
      <text:p text:style-name="Standard"><text:s text:c="18"/>without removing it from the Stack</text:p>
      <text:p text:style-name="Standard"><text:s text:c="8"/>Precondition: <text:s/>Stack is not empty</text:p>
      <text:p text:style-name="Standard"><text:s text:c="8"/>Postcondition: <text:s/>Return the item at the top of the stack;</text:p>
      <text:p text:style-name="Standard"><text:s text:c="24"/>If Stack is empty, raises the IndexError exception;</text:p>
      <text:p text:style-name="Standard"><text:s text:c="24"/>state of Stack is not altered</text:p>
      <text:p text:style-name="Standard"><text:s text:c="8"/>'''</text:p>
      <text:p text:style-name="Standard"><text:s text:c="8"/>return self._data[len(self._data) - 1]</text:p>
      <text:p text:style-name="Standard"></text:p>
      <text:p text:style-name="Standard"><text:s text:c="4"/>def __len__(self):</text:p>
      <text:p text:style-name="Standard"><text:s text:c="8"/>'''Return the size of the Stack</text:p>
      <text:p text:style-name="Standard"><text:s text:c="8"/></text:p>
      <text:p text:style-name="Standard"><text:s text:c="8"/>Precondition: None</text:p>
      <text:p text:style-name="Standard"><text:s text:c="8"/>Postcondition: <text:s/>Returns the number of items on the Stack;</text:p>
      <text:p text:style-name="Standard"><text:s text:c="24"/>state of Stack is unaltered</text:p>
      <text:p text:style-name="Standard"><text:s text:c="8"/>'''</text:p>
      <text:p text:style-name="Standard"><text:s text:c="8"/>return len(self._data)</text:p>
      <text:p text:style-name="Standard"></text:p>
      <text:p text:style-name="Standard"><text:s text:c="4"/>def __eq__(self, other):</text:p>
      <text:p text:style-name="Standard"><text:s text:c="8"/>'''Answer stack1 == stack2</text:p>
      <text:p text:style-name="Standard"><text:s text:c="8"/></text:p>
      <text:p text:style-name="Standard"><text:s text:c="8"/>Precondition: <text:s/>'other' is a Stack</text:p>
      <text:p text:style-name="Standard"><text:s text:c="8"/>Postcondition: <text:s/></text:p>
      <text:p text:style-name="Standard"><text:s text:c="12"/>Returns True if Stacks contain the equal items</text:p>
      <text:p text:style-name="Standard"><text:s text:c="12"/>in the same order; False otherwise</text:p>
      <text:p text:style-name="Standard"><text:s text:c="12"/>Stack is unaltered</text:p>
      <text:p text:style-name="Standard"><text:s text:c="8"/></text:p>
      <text:p text:style-name="Standard"><text:s text:c="8"/>'''</text:p>
      <text:p text:style-name="Standard"><text:s text:c="8"/>return self._data == other._data</text:p>
      <text:p text:style-name="Standard"></text:p>
      <text:p text:style-name="Standard"><text:s text:c="4"/>def __str__(self):</text:p>
      <text:p text:style-name="Standard"><text:s text:c="8"/>'''Create a string (str) representation of the Stack</text:p>
      <text:p text:style-name="Standard"><text:s text:c="8"/></text:p>
      <text:p text:style-name="Standard"><text:s text:c="8"/>Precondition: <text:s/>None</text:p>
      <text:p text:style-name="Standard"><text:s text:c="8"/>Postcondition: <text:s/>Returns a string reporting the contents of the Stack</text:p>
      <text:p text:style-name="Standard"><text:s text:c="24"/>with the top item on the left, signified with '-&gt;';</text:p>
      <text:p text:style-name="Standard"><text:s text:c="24"/>state of Stack is unaltered</text:p>
      <text:p text:style-name="Standard"><text:s text:c="8"/>'''</text:p>
      <text:p text:style-name="Standard"><text:s text:c="8"/>return '&lt;' + str(self._data)[1:-1] + '&gt;'</text:p>
      <text:p text:style-name="Standard"></text:p>
      <text:p text:style-name="Standard">class Queue:</text:p>
      <text:p text:style-name="Standard"><text:s text:c="4"/>'''Queue() -&gt; new empty Queue object</text:p>
      <text:p text:style-name="Standard"><text:s text:c="4"/></text:p>
      <text:p text:style-name="Standard"><text:s text:c="4"/>The Queue is a linear structure having FIFO(Last In - First Out) access</text:p>
      <text:p text:style-name="Standard"><text:s text:c="4"/>'''</text:p>
      <text:p text:style-name="Standard"><text:soft-page-break/></text:p>
      <text:p text:style-name="Standard"><text:s text:c="4"/>def __init__(self, arg=None):</text:p>
      <text:p text:style-name="Standard"><text:s text:c="8"/>'Constructor'</text:p>
      <text:p text:style-name="Standard"><text:s text:c="8"/>if arg:</text:p>
      <text:p text:style-name="Standard"><text:s text:c="12"/>self._data = list(arg)</text:p>
      <text:p text:style-name="Standard"><text:s text:c="8"/>else:</text:p>
      <text:p text:style-name="Standard"><text:s text:c="12"/>self._data = []</text:p>
      <text:p text:style-name="Standard"></text:p>
      <text:p text:style-name="Standard"><text:s text:c="4"/>def enque(self, item):</text:p>
      <text:p text:style-name="Standard"><text:s text:c="8"/>'''Add item to the end of the Queue</text:p>
      <text:p text:style-name="Standard"><text:s text:c="12"/></text:p>
      <text:p text:style-name="Standard"><text:s text:c="12"/>Precondition: <text:s/>an item to enque is supplied</text:p>
      <text:p text:style-name="Standard"><text:s text:c="12"/>Postcondition: <text:s/>item is added to the end of the queue;</text:p>
      <text:p text:style-name="Standard"><text:s text:c="28"/>state of Queue is altered</text:p>
      <text:p text:style-name="Standard"><text:s text:c="8"/>'''</text:p>
      <text:p text:style-name="Standard"><text:s text:c="8"/>self._data.append(item)</text:p>
      <text:p text:style-name="Standard"></text:p>
      <text:p text:style-name="Standard"><text:s text:c="4"/>def deque(self):</text:p>
      <text:p text:style-name="Standard"><text:s text:c="8"/>'''Remove and return the item at the front of the Queue</text:p>
      <text:p text:style-name="Standard"><text:s text:c="8"/></text:p>
      <text:p text:style-name="Standard"><text:s text:c="8"/>Precondition: <text:s/>The Queue cannot be empty</text:p>
      <text:p text:style-name="Standard"><text:s text:c="8"/>Postcondition: <text:s/>The item a the front of the Queue is removed and its</text:p>
      <text:p text:style-name="Standard"><text:s text:c="24"/>value is returned as the value of the method;</text:p>
      <text:p text:style-name="Standard"><text:s text:c="24"/>Queue is altered;</text:p>
      <text:p text:style-name="Standard"><text:s text:c="24"/>If the Queue is empty, IndexError exception is raised</text:p>
      <text:p text:style-name="Standard"><text:s text:c="8"/>'''</text:p>
      <text:p text:style-name="Standard"><text:s text:c="8"/>return self._data.pop(0)</text:p>
      <text:p text:style-name="Standard"></text:p>
      <text:p text:style-name="Standard"><text:s text:c="4"/>def clear(self):</text:p>
      <text:p text:style-name="Standard"><text:s text:c="8"/>'''Remove all items from Queue</text:p>
      <text:p text:style-name="Standard"><text:s text:c="8"/></text:p>
      <text:p text:style-name="Standard"><text:s text:c="8"/>Precondition: <text:s/>None</text:p>
      <text:p text:style-name="Standard"><text:s text:c="8"/>Postcondition: <text:s/>The Queue is empty</text:p>
      <text:p text:style-name="Standard"><text:s text:c="8"/>'''</text:p>
      <text:p text:style-name="Standard"><text:s text:c="8"/>self._data = []</text:p>
      <text:p text:style-name="Standard"></text:p>
      <text:p text:style-name="Standard"><text:s text:c="4"/>def is_empty(self):</text:p>
      <text:p text:style-name="Standard"><text:s text:c="8"/>'''True if Queue is empty</text:p>
      <text:p text:style-name="Standard"><text:s text:c="8"/></text:p>
      <text:p text:style-name="Standard"><text:s text:c="8"/>Precondition: None</text:p>
      <text:p text:style-name="Standard"><text:s text:c="8"/>Postcondition: Returns True if Queue is empty, else False;</text:p>
      <text:p text:style-name="Standard"><text:s text:c="23"/>state of Queue is unaltered</text:p>
      <text:p text:style-name="Standard"><text:s text:c="8"/>'''</text:p>
      <text:p text:style-name="Standard"><text:s text:c="8"/>return len(self._data) == 0</text:p>
      <text:p text:style-name="Standard"></text:p>
      <text:p text:style-name="Standard"><text:s text:c="4"/>def front(self):</text:p>
      <text:p text:style-name="Standard"><text:s text:c="8"/>'''Return the value of the item at front of the Queue</text:p>
      <text:p text:style-name="Standard"><text:s text:c="8"/></text:p>
      <text:p text:style-name="Standard"><text:s text:c="8"/>Purpose: <text:s/>Returns the value of the item at the front of the Queue</text:p>
      <text:p text:style-name="Standard"><text:soft-page-break/><text:s text:c="18"/>without removing it from the Queue</text:p>
      <text:p text:style-name="Standard"><text:s text:c="8"/>Precondition: <text:s/>Queue is not empty</text:p>
      <text:p text:style-name="Standard"><text:s text:c="8"/>Postcondition: <text:s/>Return the item at the front of the Queue;</text:p>
      <text:p text:style-name="Standard"><text:s text:c="24"/>If Queue is empty, raises the IndexError exception;</text:p>
      <text:p text:style-name="Standard"><text:s text:c="24"/>state of Queue is not altered</text:p>
      <text:p text:style-name="Standard"><text:s text:c="8"/>'''</text:p>
      <text:p text:style-name="Standard"><text:s text:c="8"/>return self._data[0]</text:p>
      <text:p text:style-name="Standard"></text:p>
      <text:p text:style-name="Standard"><text:s text:c="4"/>def __len__(self):</text:p>
      <text:p text:style-name="Standard"><text:s text:c="8"/>'''Return the size of the Queue</text:p>
      <text:p text:style-name="Standard"><text:s text:c="8"/></text:p>
      <text:p text:style-name="Standard"><text:s text:c="8"/>Precondition: None</text:p>
      <text:p text:style-name="Standard"><text:s text:c="8"/>Postcondition: <text:s/>Returns the number of items in the Queue;</text:p>
      <text:p text:style-name="Standard"><text:s text:c="24"/>state of Queue is unaltered</text:p>
      <text:p text:style-name="Standard"><text:s text:c="8"/>'''</text:p>
      <text:p text:style-name="Standard"><text:s text:c="8"/>return len(self._data)</text:p>
      <text:p text:style-name="Standard"></text:p>
      <text:p text:style-name="Standard"><text:s text:c="4"/>def __eq__(self, other):</text:p>
      <text:p text:style-name="Standard"><text:s text:c="8"/>'''Answer queue1 == queue2</text:p>
      <text:p text:style-name="Standard"><text:s text:c="8"/></text:p>
      <text:p text:style-name="Standard"><text:s text:c="8"/>Precondition: <text:s/>'other' is a Queue</text:p>
      <text:p text:style-name="Standard"><text:s text:c="8"/>Postcondition: <text:s/></text:p>
      <text:p text:style-name="Standard"><text:s text:c="12"/>Returns True if Queues contain the equal items</text:p>
      <text:p text:style-name="Standard"><text:s text:c="12"/>in the same order; False otherwise</text:p>
      <text:p text:style-name="Standard"><text:s text:c="12"/>Queue is unaltered</text:p>
      <text:p text:style-name="Standard"><text:s text:c="8"/></text:p>
      <text:p text:style-name="Standard"><text:s text:c="8"/>'''</text:p>
      <text:p text:style-name="Standard"><text:s text:c="8"/>return self._data == other._data</text:p>
      <text:p text:style-name="Standard"></text:p>
      <text:p text:style-name="Standard"><text:s text:c="4"/>def __str__(self):</text:p>
      <text:p text:style-name="Standard"><text:s text:c="8"/>'''Create a string (str) representation of the Queue</text:p>
      <text:p text:style-name="Standard"><text:s text:c="8"/></text:p>
      <text:p text:style-name="Standard"><text:s text:c="8"/>Precondition: <text:s/>None</text:p>
      <text:p text:style-name="Standard"><text:s text:c="8"/>Postcondition: <text:s/>Returns a string reporting the contents of the Queue</text:p>
      <text:p text:style-name="Standard"><text:s text:c="24"/>with the front item on the left, signified with '&lt;&lt;&lt;';</text:p>
      <text:p text:style-name="Standard"><text:s text:c="24"/>state of Queue is unaltered</text:p>
      <text:p text:style-name="Standard"><text:s text:c="8"/>'''</text:p>
      <text:p text:style-name="Standard"><text:s text:c="8"/>return '&lt;' + str(self._data)[1:-1] + '&gt;'</text:p>
      <text:p text:style-name="Standard"></text:p>
      <text:p text:style-name="Standard">&gt;&gt;&gt;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ey Bladow</meta:initial-creator>
    <meta:creation-date>2013-10-21T12:13:37</meta:creation-date>
    <dc:date>2013-10-21T12:14:13</dc:date>
    <dc:creator>Casey Bladow</dc:creator>
    <meta:editing-duration>P0D</meta:editing-duration>
    <meta:editing-cycles>1</meta:editing-cycles>
    <meta:document-statistic meta:table-count="0" meta:image-count="0" meta:object-count="0" meta:page-count="4" meta:paragraph-count="187" meta:word-count="693" meta:character-count="5988" meta:non-whitespace-character-count="3636"/>
    <meta:generator>LibreOffice/3.5$Linux_X86_64 LibreOffice_project/350m1$Build-2</meta:generator>
  </office:meta>
</office:document-meta>
</file>